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utau Tomas</text:p>
      <text:p text:style-name="P1">Procédure importation </text:p>
      <text:p text:style-name="P1">machine virtuelle</text:p>
      <text:p text:style-name="P1"/>
      <text:p text:style-name="P2">-Faire Ctrl+I</text:p>
      <text:p text:style-name="P2">-Choisir le fichier à importer</text:p>
      <text:p text:style-name="P2">-Penser à modifier l'emplacement de l'importation sur la ligne « disque virtuel »</text:p>
      <text:p text:style-name="P2">-Cliquer sur impor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15T10:41:34.81</meta:creation-date>
    <dc:date>2016-01-05T11:44:36</dc:date>
    <meta:editing-duration>PT4M24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7" meta:word-count="29" meta:character-count="196"/>
    <dc:creator>Tomas Lutau</dc:creator>
  </office:meta>
</office:document-meta>
</file>